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0.748in"/>
    </style:style>
    <style:style style:name="co4" style:family="table-column">
      <style:table-column-properties fo:break-before="auto" style:column-width="1.8736in"/>
    </style:style>
    <style:style style:name="co5" style:family="table-column">
      <style:table-column-properties fo:break-before="auto" style:column-width="3.0083in"/>
    </style:style>
    <style:style style:name="co6" style:family="table-column">
      <style:table-column-properties fo:break-before="auto" style:column-width="2.1516in"/>
    </style:style>
    <style:style style:name="co7" style:family="table-column">
      <style:table-column-properties fo:break-before="auto" style:column-width="1.4783in"/>
    </style:style>
    <style:style style:name="co8" style:family="table-column">
      <style:table-column-properties fo:break-before="auto" style:column-width="0.798in"/>
    </style:style>
    <style:style style:name="co10" style:family="table-column">
      <style:table-column-properties fo:break-before="auto" style:column-width="1.3811in"/>
    </style:style>
    <style:style style:name="co11" style:family="table-column">
      <style:table-column-properties fo:break-before="auto" style:column-width="1.8417in"/>
    </style:style>
    <style:style style:name="co12" style:family="table-column">
      <style:table-column-properties fo:break-before="auto" style:column-width="3.0043in"/>
    </style:style>
    <style:style style:name="co13" style:family="table-column">
      <style:table-column-properties fo:break-before="auto" style:column-width="2.8717in"/>
    </style:style>
    <style:style style:name="ro1" style:family="table-row">
      <style:table-row-properties style:row-height="0.1783in" fo:break-before="auto" style:use-optimal-row-height="true"/>
    </style:style>
    <style:style style:name="ta2" style:family="table" style:master-page-name="PageStyle_5f_Delovni_20_list2">
      <style:table-properties table:display="true" style:writing-mode="lr-tb"/>
    </style:style>
    <style:style style:name="ta3" style:family="table" style:master-page-name="PageStyle_5f_Delovni_20_list3">
      <style:table-properties table:display="true" style:writing-mode="lr-tb"/>
    </style:style>
    <style:style style:name="ta4" style:family="table" style:master-page-name="PageStyle_5f_Delovni_20_lis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ff99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style:glyph-orientation-vertical="0" fo:background-color="#ffff66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Delovni list1" table:style-name="ta4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2"/>
        <table:table-column table:style-name="co9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9" table:number-columns-repeated="3" table:default-cell-style-name="ce2"/>
        <table:table-column table:style-name="co9" table:number-columns-repeated="1009" table:default-cell-style-name="ce3"/>
        <table:table-row table:style-name="ro1">
          <table:table-cell table:number-columns-repeated="4" table:style-name="ce1" office:value-type="string">
            <text:p>Tablica</text:p>
          </table:table-cell>
          <table:table-cell table:style-name="ce4" table:number-columns-repeated="7"/>
          <table:table-cell table:number-columns-repeated="1013"/>
        </table:table-row>
        <table:table-row table:style-name="ro1">
          <table:table-cell office:value-type="string">
            <text:p>IP</text:p>
          </table:table-cell>
          <table:table-cell office:value-type="string">
            <text:p>Node</text:p>
          </table:table-cell>
          <table:table-cell office:value-type="string">
            <text:p>System</text:p>
          </table:table-cell>
          <table:table-cell office:value-type="string">
            <text:p>Aplikacija</text:p>
          </table:table-cell>
          <table:table-cell office:value-type="string">
            <text:p>Opis dirktorij</text:p>
          </table:table-cell>
          <table:table-cell office:value-type="string">
            <text:p>Enota</text:p>
          </table:table-cell>
          <table:table-cell office:value-type="string">
            <text:p>Hardwer</text:p>
          </table:table-cell>
          <table:table-cell office:value-type="string">
            <text:p>Softwer</text:p>
          </table:table-cell>
          <table:table-cell office:value-type="string">
            <text:p>Leto izdelave</text:p>
          </table:table-cell>
          <table:table-cell office:value-type="string">
            <text:p>DM</text:p>
          </table:table-cell>
          <table:table-cell office:value-type="string">
            <text:p>Opis</text:p>
          </table:table-cell>
          <table:table-cell table:number-columns-repeated="1013"/>
        </table:table-row>
        <table:table-row table:style-name="ro1">
          <table:table-cell office:value-type="string">
            <text:p>10.22.54.14</text:p>
          </table:table-cell>
          <table:table-cell office:value-type="string">
            <text:p>bh5zi01c</text:p>
          </table:table-cell>
          <table:table-cell office:value-type="string">
            <text:p>ZS Fertigung Mahle /4</text:p>
          </table:table-cell>
          <table:table-cell office:value-type="string">
            <text:p>ZS prufungrundtisch 3</text:p>
          </table:table-cell>
          <table:table-cell office:value-type="string">
            <text:p>ZSK_Iskra_Prf_Universal</text:p>
          </table:table-cell>
          <table:table-cell table:style-name="ce6" office:value-type="string">
            <text:p>Cell10</text:p>
          </table:table-cell>
          <table:table-cell office:value-type="string">
            <text:p>VPB40</text:p>
          </table:table-cell>
          <table:table-cell office:value-type="string">
            <text:p>CodeSys 2.3.6.9</text:p>
          </table:table-cell>
          <table:table-cell office:value-type="float" office:value="2006">
            <text:p>2006</text:p>
          </table:table-cell>
          <table:table-cell office:value-type="string">
            <text:p>DM264</text:p>
          </table:table-cell>
          <table:table-cell table:style-name="ce7" office:value-type="string">
            <text:p>RT Universal ali RT3</text:p>
          </table:table-cell>
          <table:table-cell table:number-columns-repeated="1013"/>
        </table:table-row>
        <table:table-row table:style-name="ro1">
          <table:table-cell office:value-type="string">
            <text:p>10.22.54.18</text:p>
          </table:table-cell>
          <table:table-cell office:value-type="string">
            <text:p>bh5zi02c</text:p>
          </table:table-cell>
          <table:table-cell office:value-type="string">
            <text:p>ZS Fertigung ISKRA /02</text:p>
          </table:table-cell>
          <table:table-cell office:value-type="string">
            <text:p>Kontaktblech eindrucken MOVE und M270</text:p>
          </table:table-cell>
          <table:table-cell office:value-type="string">
            <text:p>ZSK_Iskra_Kontaktblech</text:p>
          </table:table-cell>
          <table:table-cell table:style-name="ce6" office:value-type="string">
            <text:p>Cell02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14">
            <text:p>2014</text:p>
          </table:table-cell>
          <table:table-cell office:value-type="string">
            <text:p>DM440</text:p>
          </table:table-cell>
          <table:table-cell table:style-name="ce7" office:value-type="string">
            <text:p>Vtisk VN kontaktov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>
            <text:p>10.22.54.19</text:p>
          </table:table-cell>
          <table:table-cell office:value-type="string">
            <text:p>bh5zi03c</text:p>
          </table:table-cell>
          <table:table-cell office:value-type="string">
            <text:p>ZS Fertigung ISKRA /3</text:p>
          </table:table-cell>
          <table:table-cell office:value-type="string">
            <text:p>Kamerapruefung SSK-Wickel</text:p>
          </table:table-cell>
          <table:table-cell office:value-type="string">
            <text:p>ZSK_Iskra_SSK_Kameraprüfung</text:p>
          </table:table-cell>
          <table:table-cell table:style-name="ce6" office:value-type="string">
            <text:p>Cell01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14">
            <text:p>2014</text:p>
          </table:table-cell>
          <table:table-cell office:value-type="string">
            <text:p>DM461</text:p>
          </table:table-cell>
          <table:table-cell table:style-name="ce7" office:value-type="string">
            <text:p>Avtomatska optična kontrola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6"/>
          <table:table-cell table:number-columns-repeated="4"/>
          <table:table-cell table:style-name="ce7"/>
          <table:table-cell table:number-columns-repeated="1013"/>
        </table:table-row>
        <table:table-row table:style-name="ro1">
          <table:table-cell office:value-type="string">
            <text:p>10.22.54.36</text:p>
          </table:table-cell>
          <table:table-cell office:value-type="string">
            <text:p>bh5zx10c</text:p>
          </table:table-cell>
          <table:table-cell office:value-type="string">
            <text:p>ZS Fertigung ISKRA </text:p>
          </table:table-cell>
          <table:table-cell office:value-type="string">
            <text:p>ZS-P BMW Clip/Federmontage</text:p>
          </table:table-cell>
          <table:table-cell office:value-type="string">
            <text:p>ZSP_BhP_Clip_Feder_NG6</text:p>
          </table:table-cell>
          <table:table-cell table:style-name="ce6" office:value-type="string">
            <text:p>Cell20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06">
            <text:p>2006</text:p>
          </table:table-cell>
          <table:table-cell office:value-type="string">
            <text:p>DM479</text:p>
          </table:table-cell>
          <table:table-cell table:style-name="ce7" office:value-type="string">
            <text:p>NG6 Montaža zaklepa in vzmeti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6"/>
          <table:table-cell table:number-columns-repeated="4"/>
          <table:table-cell table:style-name="ce7"/>
          <table:table-cell table:number-columns-repeated="1013"/>
        </table:table-row>
        <table:table-row table:style-name="ro1">
          <table:table-cell office:value-type="string">
            <text:p>10.22.54.39</text:p>
          </table:table-cell>
          <table:table-cell office:value-type="string">
            <text:p>bh5zi04c</text:p>
          </table:table-cell>
          <table:table-cell office:value-type="string">
            <text:p>ZS Fertigung Mahle /4</text:p>
          </table:table-cell>
          <table:table-cell office:value-type="string">
            <text:p>Autom. Beladen NG6 -Montage</text:p>
          </table:table-cell>
          <table:table-cell office:value-type="string">
            <text:p>?????????????????</text:p>
          </table:table-cell>
          <table:table-cell table:style-name="ce6" office:value-type="string">
            <text:p>??????????</text:p>
          </table:table-cell>
          <table:table-cell office:value-type="string">
            <text:p>VPB40</text:p>
          </table:table-cell>
          <table:table-cell office:value-type="string">
            <text:p>Indralogic</text:p>
          </table:table-cell>
          <table:table-cell office:value-type="float" office:value="2004">
            <text:p>2004</text:p>
          </table:table-cell>
          <table:table-cell office:value-type="string">
            <text:p>DM476</text:p>
          </table:table-cell>
          <table:table-cell table:style-name="ce7" office:value-type="string">
            <text:p>NG6 Prelaganje sestavov med paletami</text:p>
          </table:table-cell>
          <table:table-cell table:number-columns-repeated="1013"/>
        </table:table-row>
        <table:table-row table:style-name="ro1">
          <table:table-cell office:value-type="string">
            <text:p>10.22.54.46</text:p>
          </table:table-cell>
          <table:table-cell office:value-type="string">
            <text:p>bh5zx17c</text:p>
          </table:table-cell>
          <table:table-cell office:value-type="string">
            <text:p>ZS Fertigung ISKRA /10</text:p>
          </table:table-cell>
          <table:table-cell office:value-type="string">
            <text:p>ZS-P BMW 1.5 NG6 Montage stecker, Aufset.</text:p>
          </table:table-cell>
          <table:table-cell office:value-type="string">
            <text:p>ZSP_BhP_Vorm_NG6</text:p>
          </table:table-cell>
          <table:table-cell table:style-name="ce6" office:value-type="string">
            <text:p>Cell10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08">
            <text:p>2008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office:value-type="string">
            <text:p>10.22.54.65</text:p>
          </table:table-cell>
          <table:table-cell office:value-type="string">
            <text:p>bh5zx60c</text:p>
          </table:table-cell>
          <table:table-cell office:value-type="string">
            <text:p>ZS Fertigung ISKRA /60</text:p>
          </table:table-cell>
          <table:table-cell office:value-type="string">
            <text:p>ZS-P BMW 1.5 NG6 L01 Cell60 Enthaften SSK</text:p>
          </table:table-cell>
          <table:table-cell office:value-type="string">
            <text:p>ZSP_BhP_Vorm_NG6</text:p>
          </table:table-cell>
          <table:table-cell table:style-name="ce6" office:value-type="string">
            <text:p>Cell60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08">
            <text:p>2008</text:p>
          </table:table-cell>
          <table:table-cell/>
          <table:table-cell table:style-name="ce7" office:value-type="string">
            <text:p>NG6</text:p>
          </table:table-cell>
          <table:table-cell table:number-columns-repeated="1013"/>
        </table:table-row>
        <table:table-row table:style-name="ro1">
          <table:table-cell office:value-type="string">
            <text:p>10.22.54.76</text:p>
          </table:table-cell>
          <table:table-cell office:value-type="string">
            <text:p>bh5zx02c</text:p>
          </table:table-cell>
          <table:table-cell office:value-type="string">
            <text:p>ZS Fertigung ISKRA </text:p>
          </table:table-cell>
          <table:table-cell office:value-type="string">
            <text:p>ZS-P BMW 1.5 NG6 Montage diode + kontakt</text:p>
          </table:table-cell>
          <table:table-cell office:value-type="string">
            <text:p>ZSP_BhP_Vorm_NG6</text:p>
          </table:table-cell>
          <table:table-cell table:style-name="ce6" office:value-type="string">
            <text:p>Cell20</text:p>
          </table:table-cell>
          <table:table-cell office:value-type="string">
            <text:p>VPB40</text:p>
          </table:table-cell>
          <table:table-cell office:value-type="string">
            <text:p>Indralogic</text:p>
          </table:table-cell>
          <table:table-cell office:value-type="float" office:value="2008">
            <text:p>2008</text:p>
          </table:table-cell>
          <table:table-cell/>
          <table:table-cell table:style-name="ce7" office:value-type="string">
            <text:p>NG6</text:p>
          </table:table-cell>
          <table:table-cell table:number-columns-repeated="1013"/>
        </table:table-row>
        <table:table-row table:style-name="ro1">
          <table:table-cell office:value-type="string">
            <text:p>10.22.54.77</text:p>
          </table:table-cell>
          <table:table-cell office:value-type="string">
            <text:p>bh5zx03c</text:p>
          </table:table-cell>
          <table:table-cell office:value-type="string">
            <text:p>ZS Fertigung ISKRA </text:p>
          </table:table-cell>
          <table:table-cell office:value-type="string">
            <text:p>ZS-P BMW 1.5 NG6 Montage krone + Gehause</text:p>
          </table:table-cell>
          <table:table-cell office:value-type="string">
            <text:p>ZSP_BhP_Vorm_NG6</text:p>
          </table:table-cell>
          <table:table-cell table:style-name="ce6" office:value-type="string">
            <text:p>Cell30</text:p>
          </table:table-cell>
          <table:table-cell office:value-type="string">
            <text:p>VPB40</text:p>
          </table:table-cell>
          <table:table-cell office:value-type="string">
            <text:p>Indralogic</text:p>
          </table:table-cell>
          <table:table-cell office:value-type="float" office:value="2008">
            <text:p>2008</text:p>
          </table:table-cell>
          <table:table-cell/>
          <table:table-cell table:style-name="ce7" office:value-type="string">
            <text:p>NG6</text:p>
          </table:table-cell>
          <table:table-cell table:number-columns-repeated="1013"/>
        </table:table-row>
        <table:table-row table:style-name="ro1">
          <table:table-cell office:value-type="string">
            <text:p>10.22.54.79</text:p>
          </table:table-cell>
          <table:table-cell office:value-type="string">
            <text:p>bh5zx15c</text:p>
          </table:table-cell>
          <table:table-cell office:value-type="string">
            <text:p>ZS Fertigung ISKRA /40</text:p>
          </table:table-cell>
          <table:table-cell office:value-type="string">
            <text:p>ZS-P BMW 1.5 NG6 Montage stabkem EMV</text:p>
          </table:table-cell>
          <table:table-cell office:value-type="string">
            <text:p>ZSP_BhP_Vorm_NG6</text:p>
          </table:table-cell>
          <table:table-cell table:style-name="ce6" office:value-type="string">
            <text:p>Cell40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07">
            <text:p>2007</text:p>
          </table:table-cell>
          <table:table-cell/>
          <table:table-cell table:style-name="ce7" office:value-type="string">
            <text:p>NG6 montaža podloške in magneta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?????????????????</text:p>
          </table:table-cell>
          <table:table-cell office:value-type="string">
            <text:p>ZSP_BhP_Vorm_NG6</text:p>
          </table:table-cell>
          <table:table-cell table:style-name="ce6" office:value-type="string">
            <text:p>Cell50</text:p>
          </table:table-cell>
          <table:table-cell table:number-columns-repeated="4"/>
          <table:table-cell table:style-name="ce7"/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?????????????????</text:p>
          </table:table-cell>
          <table:table-cell office:value-type="string">
            <text:p>ZSP_BhP_Vorm_NG6</text:p>
          </table:table-cell>
          <table:table-cell table:style-name="ce6" office:value-type="string">
            <text:p>Cell70</text:p>
          </table:table-cell>
          <table:table-cell table:number-columns-repeated="4"/>
          <table:table-cell table:style-name="ce7"/>
          <table:table-cell table:number-columns-repeated="1013"/>
        </table:table-row>
        <table:table-row table:style-name="ro1">
          <table:table-cell table:number-columns-repeated="5"/>
          <table:table-cell table:style-name="ce6"/>
          <table:table-cell table:number-columns-repeated="4"/>
          <table:table-cell table:style-name="ce7"/>
          <table:table-cell table:number-columns-repeated="1013"/>
        </table:table-row>
        <table:table-row table:style-name="ro1">
          <table:table-cell office:value-type="string">
            <text:p>10.22.54.71</text:p>
          </table:table-cell>
          <table:table-cell office:value-type="string">
            <text:p>bh5122</text:p>
          </table:table-cell>
          <table:table-cell office:value-type="string">
            <text:p>ZS Fertigung ISKRA /01</text:p>
          </table:table-cell>
          <table:table-cell office:value-type="string">
            <text:p>Vormontage Rundtisch ZS 1x1 Nissan</text:p>
          </table:table-cell>
          <table:table-cell office:value-type="string">
            <text:p>ZSK_BhP_1x1_Vorm_Nissan</text:p>
          </table:table-cell>
          <table:table-cell table:style-name="ce6" office:value-type="string">
            <text:p>Cell01</text:p>
          </table:table-cell>
          <table:table-cell office:value-type="string">
            <text:p>VPB40</text:p>
          </table:table-cell>
          <table:table-cell office:value-type="string">
            <text:p>Indralogic</text:p>
          </table:table-cell>
          <table:table-cell office:value-type="float" office:value="2004">
            <text:p>2004</text:p>
          </table:table-cell>
          <table:table-cell office:value-type="string">
            <text:p>DM433</text:p>
          </table:table-cell>
          <table:table-cell table:style-name="ce7" office:value-type="string">
            <text:p>RT ZS 1x1 Nisan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6"/>
          <table:table-cell table:number-columns-repeated="4"/>
          <table:table-cell table:style-name="ce7"/>
          <table:table-cell table:number-columns-repeated="1013"/>
        </table:table-row>
        <table:table-row table:style-name="ro1">
          <table:table-cell office:value-type="string">
            <text:p>10.22.54.80</text:p>
          </table:table-cell>
          <table:table-cell office:value-type="string">
            <text:p>bh5z212c</text:p>
          </table:table-cell>
          <table:table-cell office:value-type="string">
            <text:p>ZS-P Linie 2 AUDI ISKRA /10</text:p>
          </table:table-cell>
          <table:table-cell office:value-type="string">
            <text:p>Montage spulengrupe, Kronen und Zentr.</text:p>
          </table:table-cell>
          <table:table-cell office:value-type="string">
            <text:p>ZSP_BhP_Vorm_Audi_L2</text:p>
          </table:table-cell>
          <table:table-cell table:style-name="ce6" office:value-type="string">
            <text:p>Cell10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08">
            <text:p>2008</text:p>
          </table:table-cell>
          <table:table-cell office:value-type="string">
            <text:p>DM311</text:p>
          </table:table-cell>
          <table:table-cell table:style-name="ce7" office:value-type="string">
            <text:p>Linija AUDI 10</text:p>
          </table:table-cell>
          <table:table-cell table:number-columns-repeated="1013"/>
        </table:table-row>
        <table:table-row table:style-name="ro1">
          <table:table-cell office:value-type="string">
            <text:p>10.22.54.81</text:p>
          </table:table-cell>
          <table:table-cell office:value-type="string">
            <text:p>bh5z222c</text:p>
          </table:table-cell>
          <table:table-cell office:value-type="string">
            <text:p>ZS-P Linie 2 AUDI ISKRA /20</text:p>
          </table:table-cell>
          <table:table-cell office:value-type="string">
            <text:p>Maontage magnet <text:s/>und V-Pufer</text:p>
          </table:table-cell>
          <table:table-cell office:value-type="string">
            <text:p>ZSP_BhP_Vorm_Audi_L2</text:p>
          </table:table-cell>
          <table:table-cell table:style-name="ce6" office:value-type="string">
            <text:p>Cell20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08">
            <text:p>2008</text:p>
          </table:table-cell>
          <table:table-cell office:value-type="string">
            <text:p>DM312</text:p>
          </table:table-cell>
          <table:table-cell table:style-name="ce7" office:value-type="string">
            <text:p>Linija AUDI 20</text:p>
          </table:table-cell>
          <table:table-cell table:number-columns-repeated="1013"/>
        </table:table-row>
        <table:table-row table:style-name="ro1">
          <table:table-cell office:value-type="string">
            <text:p>10.22.54.82</text:p>
          </table:table-cell>
          <table:table-cell office:value-type="string">
            <text:p>bh5z232c</text:p>
          </table:table-cell>
          <table:table-cell office:value-type="string">
            <text:p>ZS-P Linie 2 AUDI ISKRA /30</text:p>
          </table:table-cell>
          <table:table-cell/>
          <table:table-cell office:value-type="string">
            <text:p>ZSP_BhP_Vorm_Audi_L2</text:p>
          </table:table-cell>
          <table:table-cell table:style-name="ce6" office:value-type="string">
            <text:p>Cell30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08">
            <text:p>2008</text:p>
          </table:table-cell>
          <table:table-cell office:value-type="string">
            <text:p>DM313</text:p>
          </table:table-cell>
          <table:table-cell table:style-name="ce7" office:value-type="string">
            <text:p>Linija AUDI 30</text:p>
          </table:table-cell>
          <table:table-cell table:number-columns-repeated="1013"/>
        </table:table-row>
        <table:table-row table:style-name="ro1">
          <table:table-cell office:value-type="string">
            <text:p>10.22.54.85</text:p>
          </table:table-cell>
          <table:table-cell office:value-type="string">
            <text:p>bh5z242c</text:p>
          </table:table-cell>
          <table:table-cell office:value-type="string">
            <text:p>ZS-P Linie 2 AUDI ISKRA /40</text:p>
          </table:table-cell>
          <table:table-cell office:value-type="string">
            <text:p>Montage spulengrupe und el. Prufen</text:p>
          </table:table-cell>
          <table:table-cell office:value-type="string">
            <text:p>ZSP_BhP_Vorm_Audi_L2</text:p>
          </table:table-cell>
          <table:table-cell table:style-name="ce6" office:value-type="string">
            <text:p>Cell40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08">
            <text:p>2008</text:p>
          </table:table-cell>
          <table:table-cell office:value-type="string">
            <text:p>DM315</text:p>
          </table:table-cell>
          <table:table-cell table:style-name="ce7" office:value-type="string">
            <text:p>Linija AUDI 4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6" office:value-type="string">
            <text:p><text:s/></text:p>
          </table:table-cell>
          <table:table-cell table:number-columns-repeated="4"/>
          <table:table-cell table:style-name="ce7"/>
          <table:table-cell table:number-columns-repeated="1013"/>
        </table:table-row>
        <table:table-row table:style-name="ro1">
          <table:table-cell office:value-type="string">
            <text:p>10.22.54.88</text:p>
          </table:table-cell>
          <table:table-cell office:value-type="string">
            <text:p>bh5zx05c</text:p>
          </table:table-cell>
          <table:table-cell office:value-type="string">
            <text:p>ni napisa (ZSK FORD RT)</text:p>
          </table:table-cell>
          <table:table-cell/>
          <table:table-cell office:value-type="string">
            <text:p>ZSK_BhP_2x2_Prf_Ford</text:p>
          </table:table-cell>
          <table:table-cell table:style-name="ce6" office:value-type="string">
            <text:p>bh5zx08c</text:p>
          </table:table-cell>
          <table:table-cell office:value-type="string">
            <text:p>VPB40</text:p>
          </table:table-cell>
          <table:table-cell office:value-type="string">
            <text:p>Indralogic</text:p>
          </table:table-cell>
          <table:table-cell office:value-type="float" office:value="2004">
            <text:p>2004</text:p>
          </table:table-cell>
          <table:table-cell office:value-type="string">
            <text:p>DM279</text:p>
          </table:table-cell>
          <table:table-cell table:style-name="ce7" office:value-type="string">
            <text:p>RT Ford 2x2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6"/>
          <table:table-cell table:number-columns-repeated="4"/>
          <table:table-cell table:style-name="ce7"/>
          <table:table-cell table:number-columns-repeated="1013"/>
        </table:table-row>
        <table:table-row table:style-name="ro1">
          <table:table-cell office:value-type="string">
            <text:p>10.22.54.116</text:p>
          </table:table-cell>
          <table:table-cell office:value-type="string">
            <text:p>bh5zx09c</text:p>
          </table:table-cell>
          <table:table-cell office:value-type="string">
            <text:p>ni napisa ZSK Audi/BMW RT</text:p>
          </table:table-cell>
          <table:table-cell/>
          <table:table-cell office:value-type="string">
            <text:p>ZSP_BhP_Prf_AudiBMW</text:p>
          </table:table-cell>
          <table:table-cell table:style-name="ce6" office:value-type="string">
            <text:p>Cell01</text:p>
          </table:table-cell>
          <table:table-cell office:value-type="string">
            <text:p>VPB40</text:p>
          </table:table-cell>
          <table:table-cell office:value-type="string">
            <text:p>Indralogic</text:p>
          </table:table-cell>
          <table:table-cell office:value-type="float" office:value="2006">
            <text:p>2006</text:p>
          </table:table-cell>
          <table:table-cell office:value-type="string">
            <text:p>DM321</text:p>
          </table:table-cell>
          <table:table-cell table:style-name="ce7" office:value-type="string">
            <text:p>RT Audi/BMW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6"/>
          <table:table-cell table:number-columns-repeated="4"/>
          <table:table-cell table:style-name="ce7"/>
          <table:table-cell table:number-columns-repeated="1013"/>
        </table:table-row>
        <table:table-row table:style-name="ro1">
          <table:table-cell office:value-type="string">
            <text:p>10.22.54.159</text:p>
          </table:table-cell>
          <table:table-cell office:value-type="string">
            <text:p>bh5zx08c</text:p>
          </table:table-cell>
          <table:table-cell office:value-type="string">
            <text:p>ZS Fertigung ISKRA /08</text:p>
          </table:table-cell>
          <table:table-cell office:value-type="string">
            <text:p>ZSP Audi Kopfmontage</text:p>
          </table:table-cell>
          <table:table-cell office:value-type="string">
            <text:p>ZSP_BhP_Kopfmontage_Audi</text:p>
          </table:table-cell>
          <table:table-cell table:style-name="ce6" office:value-type="string">
            <text:p>Cell08</text:p>
          </table:table-cell>
          <table:table-cell office:value-type="string">
            <text:p>VPB40</text:p>
          </table:table-cell>
          <table:table-cell office:value-type="string">
            <text:p>Indralogic</text:p>
          </table:table-cell>
          <table:table-cell office:value-type="float" office:value="2006">
            <text:p>2006</text:p>
          </table:table-cell>
          <table:table-cell office:value-type="string">
            <text:p>ID:10003459</text:p>
          </table:table-cell>
          <table:table-cell table:style-name="ce7" office:value-type="string">
            <text:p>Glave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6"/>
          <table:table-cell table:number-columns-repeated="4"/>
          <table:table-cell table:style-name="ce7"/>
          <table:table-cell table:number-columns-repeated="1013"/>
        </table:table-row>
        <table:table-row table:style-name="ro1">
          <table:table-cell office:value-type="string">
            <text:p>10.22.54.181</text:p>
          </table:table-cell>
          <table:table-cell office:value-type="string">
            <text:p>bh5z524c</text:p>
          </table:table-cell>
          <table:table-cell office:value-type="string">
            <text:p>ZS-K PowerMini Linie 1/40</text:p>
          </table:table-cell>
          <table:table-cell office:value-type="string">
            <text:p>Trafo (DFT): C-kerne montiren</text:p>
          </table:table-cell>
          <table:table-cell office:value-type="string">
            <text:p>ZSK_BhP_PM_L1</text:p>
          </table:table-cell>
          <table:table-cell table:style-name="ce6" office:value-type="string">
            <text:p>2Trafo_Cell40</text:p>
          </table:table-cell>
          <table:table-cell office:value-type="string">
            <text:p>VPB40</text:p>
          </table:table-cell>
          <table:table-cell office:value-type="string">
            <text:p>Indralogic</text:p>
          </table:table-cell>
          <table:table-cell office:value-type="float" office:value="2009">
            <text:p>2009</text:p>
          </table:table-cell>
          <table:table-cell office:value-type="string">
            <text:p>DM445</text:p>
          </table:table-cell>
          <table:table-cell table:style-name="ce7" office:value-type="string">
            <text:p>Trafo 40</text:p>
          </table:table-cell>
          <table:table-cell table:number-columns-repeated="1013"/>
        </table:table-row>
        <table:table-row table:style-name="ro1">
          <table:table-cell office:value-type="string">
            <text:p>10.22.54.185</text:p>
          </table:table-cell>
          <table:table-cell office:value-type="string">
            <text:p>bh5z532c</text:p>
          </table:table-cell>
          <table:table-cell office:value-type="string">
            <text:p>ZS-K PowerMini Linie 1/20</text:p>
          </table:table-cell>
          <table:table-cell office:value-type="string">
            <text:p>VoMo: Widestand von oben Gehause</text:p>
          </table:table-cell>
          <table:table-cell office:value-type="string">
            <text:p>ZSK_BhP_PM_L1</text:p>
          </table:table-cell>
          <table:table-cell table:style-name="ce6" office:value-type="string">
            <text:p>3VoMo_Cell20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09">
            <text:p>2009</text:p>
          </table:table-cell>
          <table:table-cell office:value-type="string">
            <text:p>DM448</text:p>
          </table:table-cell>
          <table:table-cell table:style-name="ce7" office:value-type="string">
            <text:p>VoMo 20</text:p>
          </table:table-cell>
          <table:table-cell table:number-columns-repeated="1013"/>
        </table:table-row>
        <table:table-row table:style-name="ro1">
          <table:table-cell office:value-type="string">
            <text:p>10.22.54.189</text:p>
          </table:table-cell>
          <table:table-cell office:value-type="string">
            <text:p>bh5z534c</text:p>
          </table:table-cell>
          <table:table-cell office:value-type="string">
            <text:p>ZS-K PowerMini Linie 1/40</text:p>
          </table:table-cell>
          <table:table-cell office:value-type="string">
            <text:p>3VoMo40_Cell40 Widerstand montiren</text:p>
          </table:table-cell>
          <table:table-cell office:value-type="string">
            <text:p>ZSK_BhP_PM_L1</text:p>
          </table:table-cell>
          <table:table-cell table:style-name="ce6" office:value-type="string">
            <text:p>3VoMo_Cell40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09">
            <text:p>2009</text:p>
          </table:table-cell>
          <table:table-cell/>
          <table:table-cell table:style-name="ce7" office:value-type="string">
            <text:p>VoMo 4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number-columns-repeated="2" office:value-type="string">
            <text:p>?????????????????</text:p>
          </table:table-cell>
          <table:table-cell table:style-name="ce6" office:value-type="string">
            <text:p>4PruefLinie_Cell10</text:p>
          </table:table-cell>
          <table:table-cell table:number-columns-repeated="4"/>
          <table:table-cell table:style-name="ce7"/>
          <table:table-cell table:number-columns-repeated="1013"/>
        </table:table-row>
        <table:table-row table:style-name="ro1">
          <table:table-cell office:value-type="string">
            <text:p>10.22.54.194</text:p>
          </table:table-cell>
          <table:table-cell office:value-type="string">
            <text:p>bh5z542c</text:p>
          </table:table-cell>
          <table:table-cell office:value-type="string">
            <text:p>ZS-K PowerMini Linie 1/20</text:p>
          </table:table-cell>
          <table:table-cell office:value-type="string">
            <text:p>PrLi (DTF) Mantel montiren</text:p>
          </table:table-cell>
          <table:table-cell office:value-type="string">
            <text:p>ZSK_BhP_PM_L1</text:p>
          </table:table-cell>
          <table:table-cell table:style-name="ce6" office:value-type="string">
            <text:p>4PruefLinie_Cell20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09">
            <text:p>2009</text:p>
          </table:table-cell>
          <table:table-cell office:value-type="string">
            <text:p>DM450</text:p>
          </table:table-cell>
          <table:table-cell table:style-name="ce7" office:value-type="string">
            <text:p>RT Daimler/PowerMini 1/20 Mantel montiren</text:p>
          </table:table-cell>
          <table:table-cell table:number-columns-repeated="1013"/>
        </table:table-row>
        <table:table-row table:style-name="ro1">
          <table:table-cell office:value-type="string">
            <text:p>10.22.54.203</text:p>
          </table:table-cell>
          <table:table-cell office:value-type="string">
            <text:p>bh5z543c</text:p>
          </table:table-cell>
          <table:table-cell office:value-type="string">
            <text:p>ZS-K PowerMini Linie 1/30</text:p>
          </table:table-cell>
          <table:table-cell office:value-type="string">
            <text:p>PrLi (DTF) Spulen pruffen</text:p>
          </table:table-cell>
          <table:table-cell office:value-type="string">
            <text:p>ZSK_BhP_PM_L1</text:p>
          </table:table-cell>
          <table:table-cell table:style-name="ce6" office:value-type="string">
            <text:p>4PruefLinie_Cell30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09">
            <text:p>2009</text:p>
          </table:table-cell>
          <table:table-cell office:value-type="string">
            <text:p>DM451</text:p>
          </table:table-cell>
          <table:table-cell table:style-name="ce7" office:value-type="string">
            <text:p>RT Daimler/PowerMini 1/30 Spule pruffen</text:p>
          </table:table-cell>
          <table:table-cell table:number-columns-repeated="1013"/>
        </table:table-row>
        <table:table-row table:style-name="ro1">
          <table:table-cell office:value-type="string">
            <text:p>10.22.54.209</text:p>
          </table:table-cell>
          <table:table-cell office:value-type="string">
            <text:p>bh5z544v</text:p>
          </table:table-cell>
          <table:table-cell office:value-type="string">
            <text:p>ZS-K PowerMini Linie 1/40</text:p>
          </table:table-cell>
          <table:table-cell office:value-type="string">
            <text:p>PrLi: Laser Beschriften</text:p>
          </table:table-cell>
          <table:table-cell office:value-type="string">
            <text:p>ZSK_BhP_PM_L1</text:p>
          </table:table-cell>
          <table:table-cell table:style-name="ce6" office:value-type="string">
            <text:p>4PruefLinie_Cell40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08">
            <text:p>2008</text:p>
          </table:table-cell>
          <table:table-cell office:value-type="string">
            <text:p>DM452</text:p>
          </table:table-cell>
          <table:table-cell table:style-name="ce7" office:value-type="string">
            <text:p>RT Daimler/PowerMini 1/40 Laser</text:p>
          </table:table-cell>
          <table:table-cell office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string">
            <text:p>10.22.54.210</text:p>
          </table:table-cell>
          <table:table-cell office:value-type="string">
            <text:p>bh5z552c</text:p>
          </table:table-cell>
          <table:table-cell office:value-type="string">
            <text:p>ZS-K PowerMini Linie 1/20</text:p>
          </table:table-cell>
          <table:table-cell office:value-type="string">
            <text:p>Stecker (Handplatz)</text:p>
          </table:table-cell>
          <table:table-cell office:value-type="string">
            <text:p>ZSK_BhP_PM_L1</text:p>
          </table:table-cell>
          <table:table-cell table:style-name="ce6" office:value-type="string">
            <text:p>5SteckerMont_Cell20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09">
            <text:p>2009</text:p>
          </table:table-cell>
          <table:table-cell office:value-type="string">
            <text:p>DM443</text:p>
          </table:table-cell>
          <table:table-cell table:style-name="ce7" office:value-type="string">
            <text:p>Steker sestav prim. Konektorja z vezjem</text:p>
          </table:table-cell>
          <table:table-cell table:number-columns-repeated="1013"/>
        </table:table-row>
        <table:table-row table:style-name="ro1">
          <table:table-cell office:value-type="string">
            <text:p>10.22.54.213</text:p>
          </table:table-cell>
          <table:table-cell office:value-type="string">
            <text:p>bh5z553c</text:p>
          </table:table-cell>
          <table:table-cell office:value-type="string">
            <text:p>ZS-K PowerMini Linie 1/30</text:p>
          </table:table-cell>
          <table:table-cell office:value-type="string">
            <text:p>Stecker (DTF): Kontakte schweisen</text:p>
          </table:table-cell>
          <table:table-cell office:value-type="string">
            <text:p>ZSK_BhP_PM_L1</text:p>
          </table:table-cell>
          <table:table-cell table:style-name="ce6" office:value-type="string">
            <text:p>5SteckerMont_Cell30</text:p>
          </table:table-cell>
          <table:table-cell office:value-type="string">
            <text:p>VPP21</text:p>
          </table:table-cell>
          <table:table-cell office:value-type="string">
            <text:p>Indralogic</text:p>
          </table:table-cell>
          <table:table-cell office:value-type="float" office:value="2009">
            <text:p>2009</text:p>
          </table:table-cell>
          <table:table-cell/>
          <table:table-cell table:style-name="ce7" office:value-type="string">
            <text:p>Steli3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6"/>
          <table:table-cell table:number-columns-repeated="4"/>
          <table:table-cell table:style-name="ce7"/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5" office:value-type="string">
            <text:p>E2_Handplatz</text:p>
          </table:table-cell>
          <table:table-cell table:style-name="ce3" table:number-columns-repeated="10"/>
          <table:table-cell table:number-columns-repeated="1009"/>
        </table:table-row>
        <table:table-row table:style-name="ro1">
          <table:table-cell table:style-name="ce3" table:number-columns-repeated="4"/>
          <table:table-cell table:style-name="ce5" office:value-type="string">
            <text:p>ZSK_CaP_Beschichtung_C_Kern</text:p>
          </table:table-cell>
          <table:table-cell table:style-name="ce3" table:number-columns-repeated="10"/>
          <table:table-cell table:number-columns-repeated="1009"/>
        </table:table-row>
        <table:table-row table:style-name="ro1">
          <table:table-cell table:style-name="ce3" table:number-columns-repeated="15"/>
          <table:table-cell table:number-columns-repeated="1009"/>
        </table:table-row>
        <table:table-row table:style-name="ro1" table:number-rows-repeated="13">
          <table:table-cell table:number-columns-repeated="5"/>
          <table:table-cell table:style-name="ce6"/>
          <table:table-cell table:number-columns-repeated="4"/>
          <table:table-cell table:style-name="ce7"/>
          <table:table-cell table:number-columns-repeated="101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ovni list2" table:style-name="ta2" table:print="false">
        <table:table-column table:style-name="co9" table:default-cell-style-name="Default"/>
        <table:table-row table:style-name="ro1">
          <table:table-cell/>
        </table:table-row>
      </table:table>
      <table:table table:name="Delovni list3" table:style-name="ta3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2">08/22/2024</text:date>, <text:time>09:15:28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Delovni_20_list1" style:display-name="PageStyle_Delovni lis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an </text:span><text:span text:style-name="MT1"><text:page-number>1</text:page-number></text:span></text:p>
      </style:footer>
      <style:footer-left style:display="false">
        <text:p><text:span text:style-name="MT1">Stran </text:span><text:span text:style-name="MT1"><text:page-number>1</text:page-number></text:span></text:p>
      </style:footer-left>
    </style:master-page>
    <style:master-page style:name="PageStyle_5f_Delovni_20_list2" style:display-name="PageStyle_Delovni lis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an </text:span><text:span text:style-name="MT1"><text:page-number>1</text:page-number></text:span></text:p>
      </style:footer>
      <style:footer-left style:display="false">
        <text:p><text:span text:style-name="MT1">Stran </text:span><text:span text:style-name="MT1"><text:page-number>1</text:page-number></text:span></text:p>
      </style:footer-left>
    </style:master-page>
    <style:master-page style:name="PageStyle_5f_Delovni_20_list3" style:display-name="PageStyle_Delovni lis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an </text:span><text:span text:style-name="MT1"><text:page-number>1</text:page-number></text:span></text:p>
      </style:footer>
      <style:footer-left style:display="false">
        <text:p><text:span text:style-name="MT1">Stran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Hozjan</meta:initial-creator>
    <meta:creation-date>2024-08-06T11:33:38</meta:creation-date>
    <dc:creator>Robert Hozjan</dc:creator>
    <dc:date>2024-08-22T09:15:28.56</dc:date>
    <meta:editing-cycles>22</meta:editing-cycles>
    <meta:editing-duration>P2DT10H12M25S</meta:editing-duration>
    <meta:generator>OpenOffice/4.1.5$Win32 OpenOffice.org_project/415m1$Build-9789</meta:generator>
    <meta:printed-by>Robert Hozjan</meta:printed-by>
    <meta:print-date>2024-08-19T14:10:17.02</meta:print-date>
    <meta:document-statistic meta:table-count="3" meta:cell-count="303" meta:object-count="0"/>
  </office:meta>
</office:document-meta>
</file>